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de" fo:country="CH" officeooo:rsid="001d76bf" officeooo:paragraph-rsid="001d76bf"/>
    </style:style>
    <style:style style:name="P2" style:family="paragraph" style:parent-style-name="Subtitle">
      <style:text-properties fo:language="de" fo:country="CH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fo:language="de" fo:country="CH" officeooo:rsid="00267488" officeooo:paragraph-rsid="00267488"/>
    </style:style>
    <style:style style:name="P7" style:family="paragraph" style:parent-style-name="Text_20_body">
      <style:text-properties fo:language="de" fo:country="CH" officeooo:rsid="00267488" officeooo:paragraph-rsid="00267488"/>
    </style:style>
    <style:style style:name="P8" style:family="paragraph" style:parent-style-name="Text_20_body">
      <style:text-properties officeooo:paragraph-rsid="00267488"/>
    </style:style>
    <style:style style:name="P9" style:family="paragraph" style:parent-style-name="Heading_20_1">
      <style:text-properties fo:language="de" fo:country="CH" officeooo:rsid="0024ba62" officeooo:paragraph-rsid="0024ba62"/>
    </style:style>
    <style:style style:name="P10" style:family="paragraph" style:parent-style-name="Text_20_body">
      <style:text-properties fo:language="de" fo:country="CH" officeooo:rsid="0024ba62" officeooo:paragraph-rsid="00267488"/>
    </style:style>
    <style:style style:name="P11" style:family="paragraph" style:parent-style-name="Text_20_body">
      <style:text-properties officeooo:paragraph-rsid="0024ba62"/>
    </style:style>
    <style:style style:name="P12" style:family="paragraph" style:parent-style-name="Text_20_body">
      <style:text-properties fo:language="de" fo:country="CH" officeooo:rsid="0024ba62" officeooo:paragraph-rsid="0024ba62"/>
    </style:style>
    <style:style style:name="P13" style:family="paragraph" style:parent-style-name="Text_20_body">
      <style:text-properties fo:language="de" fo:country="CH" officeooo:rsid="0024ba62" officeooo:paragraph-rsid="00285b19"/>
    </style:style>
    <style:style style:name="P14" style:family="paragraph" style:parent-style-name="Text_20_body">
      <style:text-properties officeooo:paragraph-rsid="00285b19"/>
    </style:style>
    <style:style style:name="P15" style:family="paragraph" style:parent-style-name="Heading_20_2">
      <style:text-properties fo:language="de" fo:country="CH"/>
    </style:style>
    <style:style style:name="P16" style:family="paragraph" style:parent-style-name="Heading_20_3">
      <style:text-properties fo:language="de" fo:country="CH"/>
    </style:style>
    <style:style style:name="T1" style:family="text">
      <style:text-properties officeooo:rsid="00285b19"/>
    </style:style>
    <style:style style:name="T2" style:family="text">
      <style:text-properties officeooo:rsid="00268f22"/>
    </style:style>
    <style:style style:name="T3" style:family="text">
      <style:text-properties fo:language="de" fo:country="CH" officeooo:rsid="00267488"/>
    </style:style>
    <style:style style:name="T4" style:family="text">
      <style:text-properties officeooo:rsid="00267488"/>
    </style:style>
    <style:style style:name="T5" style:family="text">
      <style:text-properties fo:language="de" fo:country="CH" officeooo:rsid="0024ba62"/>
    </style:style>
    <style:style style:name="T6" style:family="text">
      <style:text-properties officeooo:rsid="002864c8"/>
    </style:style>
    <style:style style:name="T7" style:family="text">
      <style:text-properties fo:language="de" fo:country="CH" officeooo:rsid="00268f22"/>
    </style:style>
    <style:style style:name="T8" style:family="text">
      <style:text-properties fo:language="de" fo:country="CH" officeooo:rsid="00285b19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file-name text:display="name">Node-FHIR-Server</text:file-name><text:s/><text:date style:data-style-name="N36" text:date-value="2025-07-30T11:04:19.641090268" text:fixed="true">30.07.2025</text:date></text:p>
      <text:p text:style-name="P2">subtitl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2418_682423254" text:style-name="Index_20_Link" text:visited-style-name="Index_20_Link">1 Fork from Bluehalo on GitHub<text:tab/>1</text:a></text:p>
          <text:p text:style-name="P3"><text:a xlink:type="simple" xlink:href="#__RefHeading___Toc130_4160684694" text:style-name="Index_20_Link" text:visited-style-name="Index_20_Link">2 Local Installation on lpg@B760M<text:tab/>1</text:a></text:p>
          <text:p text:style-name="P3"><text:a xlink:type="simple" xlink:href="#__RefHeading___Toc68_4160684694" text:style-name="Index_20_Link" text:visited-style-name="Index_20_Link">3 Remote Deployment from GitHub<text:tab/>1</text:a></text:p>
          <text:p text:style-name="P4"><text:a xlink:type="simple" xlink:href="#__RefHeading___Toc70_4160684694" text:style-name="Index_20_Link" text:visited-style-name="Index_20_Link">1 Heading 2<text:tab/>1</text:a></text:p>
          <text:p text:style-name="P5"><text:a xlink:type="simple" xlink:href="#__RefHeading___Toc72_4160684694" text:style-name="Index_20_Link" text:visited-style-name="Index_20_Link">1 Heading 3<text:tab/>1</text:a></text:p>
          <text:p text:style-name="P5"><text:a xlink:type="simple" xlink:href="#__RefHeading___Toc74_4160684694" text:style-name="Index_20_Link" text:visited-style-name="Index_20_Link">2 Other Heading 3<text:tab/>1</text:a></text:p>
        </text:index-body>
      </text:table-of-content>
      <text:h text:style-name="P6" text:outline-level="1"><text:bookmark-start text:name="__RefHeading___Toc2418_682423254"/>Fork <text:span text:style-name="T1">FHIR Server</text:span> from Bluehalo <text:span text:style-name="T2">on GitHub</text:span><text:bookmark-end text:name="__RefHeading___Toc2418_682423254"/></text:h>
      <text:p text:style-name="P7"><text:a xlink:type="simple" xlink:href="https://github.com/bluehalo/node-fhir-server-mongo" text:style-name="Internet_20_link" text:visited-style-name="Visited_20_Internet_20_Link">https://github.com/bluehalo/node-fhir-server-mongo</text:a></text:p>
      <text:p text:style-name="P7">fork to: <text:s/>lpg-tech/node-fhir-server-mongo</text:p>
      <text:p text:style-name="P8"><text:span text:style-name="T3">The GitHub Repository contains the working version in the master branch. Development is locally on lpg@B760M. </text:span></text:p>
      <text:h text:style-name="P9" text:outline-level="1"><text:bookmark-start text:name="__RefHeading___Toc130_4160684694"/>Local Installation <text:span text:style-name="T4">on lpg@B760M</text:span><text:bookmark-end text:name="__RefHeading___Toc130_4160684694"/></text:h>
      <text:p text:style-name="P10">lpg@B760M:~/workspace$ <text:a xlink:type="simple" xlink:href="mailto:git@github.com" text:style-name="Internet_20_link" text:visited-style-name="Visited_20_Internet_20_Link">git</text:a> <text:span text:style-name="T4">clone </text:span>https://github.com/lpg-tech/node-fhir-server-mongo</text:p>
      <text:p text:style-name="P11"><text:span text:style-name="T5">lpg@B760M:~/workspace$ </text:span><text:span text:style-name="T3">cd node-fhir-server-mongo</text:span></text:p>
      <text:p text:style-name="P12">https://github.com/lpg-tech/node-fhir-server-mongo</text:p>
      <text:h text:style-name="P9" text:outline-level="1"><text:bookmark-start text:name="__RefHeading___Toc68_4160684694"/>Remote Deployment from GitHub <text:span text:style-name="T6">to V-Server</text:span><text:bookmark-end text:name="__RefHeading___Toc68_4160684694"/></text:h>
      <text:p text:style-name="P13">[lpg-tech@33011 html]$ git clone git@github.com:lpg-tech/node-fhir-server-mongo.git. </text:p>
      <text:p text:style-name="P13">[lpg-tech@33011 html]$ <text:span text:style-name="T1">cd <text:s/></text:span>node-fhir-server-mongo</text:p>
      <text:p text:style-name="P13">[lpg-tech@33011 node-fhir-server-mongo]$ yarn install</text:p>
      <text:p text:style-name="P13">yarn install v1.22.22</text:p>
      <text:p text:style-name="P13">[1/5] Validating package.json...</text:p>
      <text:p text:style-name="P13">[2/5] Resolving packages...</text:p>
      <text:p text:style-name="P13">[3/5] Fetching packages...</text:p>
      <text:p text:style-name="P13">[4/5] Linking dependencies...</text:p>
      <text:p text:style-name="P13">[5/5] Building fresh packages...</text:p>
      <text:p text:style-name="P13"/>
      <text:p text:style-name="P13">Done in 17.16s.</text:p>
      <text:p text:style-name="P13">[lpg-tech@33011 node-fhir-server-mongo]$ git pull</text:p>
      <text:p text:style-name="P13">Already up to date.</text:p>
      <text:p text:style-name="P13">[lpg-tech@33011 node-fhir-server-mongo]$ yarn start</text:p>
      <text:p text:style-name="P13">yarn run v1.22.22</text:p>
      <text:p text:style-name="P13">$ node src/index.js</text:p>
      <text:p text:style-name="P13">{"level":"verbose","message":"Server is up and running!"}</text:p>
      <text:p text:style-name="P13"/>
      <text:p text:style-name="P14"><text:span text:style-name="T7">Deployment occurs by pulling the master branch </text:span><text:span text:style-name="T8">and restarting the server in tmux window.</text:span></text:p>
      <text:h text:style-name="P15" text:outline-level="2"><text:bookmark-start text:name="__RefHeading___Toc70_4160684694"/><text:soft-page-break/>Heading 2<text:bookmark-end text:name="__RefHeading___Toc70_4160684694"/></text:h>
      <text:h text:style-name="P16" text:outline-level="3"><text:bookmark-start text:name="__RefHeading___Toc72_4160684694"/>Heading 3<text:bookmark-end text:name="__RefHeading___Toc72_4160684694"/></text:h>
      <text:h text:style-name="P16" text:outline-level="3"><text:bookmark-start text:name="__RefHeading___Toc74_4160684694"/>Other Heading 3<text:bookmark-end text:name="__RefHeading___Toc74_4160684694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fo:color="#5983b0" loext:opacity="100%" style:font-name="Liberation Sans" fo:font-family="'Liberation Sans'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4pt" fo:font-weight="bold" style:font-size-asian="24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861141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9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9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de" fo:country="C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1:04:20.140240635</meta:creation-date>
    <dc:title>Default</dc:title>
    <meta:editing-duration>PT4H4M49S</meta:editing-duration>
    <meta:editing-cycles>4</meta:editing-cycles>
    <meta:generator>LibreOffice/25.2.4.3$Linux_X86_64 LibreOffice_project/520$Build-3</meta:generator>
    <meta:initial-creator>Marcel Hanselmann</meta:initial-creator>
    <dc:date>2025-07-30T15:32:54.387893977</dc:date>
    <dc:creator>Marcel Hanselmann</dc:creator>
    <meta:document-statistic meta:table-count="0" meta:image-count="0" meta:object-count="0" meta:page-count="2" meta:paragraph-count="38" meta:word-count="167" meta:character-count="1383" meta:non-whitespace-character-count="1255"/>
    <meta:template xlink:type="simple" xlink:actuate="onRequest" xlink:title="Default" xlink:href="../../../Templates/My_default_template.ott" meta:date="2025-07-30T11:04:19.641077564"/>
  </office:meta>
</office:document-meta>
</file>